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directToNodeBuilder.linkN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directToNodeBuilder.has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ToNodeBuilder.buildNode( Configuration confi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